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Poppins" svg:font-family="Poppins,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style>
    <style:style style:name="T1" style:family="text">
      <style:text-properties fo:font-variant="normal" fo:text-transform="none" fo:color="#212529" style:font-name="Poppins" fo:font-size="11.2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Buenas tardes,</text:span><text:line-break/><text:line-break/><text:span text:style-name="T1">Una vez revisado la tarea algunos comentarios al respecto:</text:span><text:line-break/><text:span text:style-name="T1">- Respecto al modelo conceptual:</text:span><text:line-break/><text:span text:style-name="T1">- F_inicio en ha_trabajado, deberia ser identificador o multivaluado, ya que un alumno puede ser contratado por la misma empresa en multiples ocasiones, pero en diferentes fechas (si lo has definido en el relacional). No entiendo pq representas ahí ni el cif_empresa ni dni_alumno.</text:span><text:line-break/><text:span text:style-name="T1">- Te faltaría indentificar todos los atributos de la entidad centro, así como las cardinalidades y tipo de interrelación de Tiene.</text:span><text:line-break/><text:span text:style-name="T1">- Los atributos que indicas para titulación no son correctos. Una titulación no se describe por dichos atributos, podrá tener un código, un nombre, unas horas, ..... pero nunca esos que tu indicas. Tampoco indicas el atributo identificador de la misma.</text:span><text:line-break/><text:span text:style-name="T1">- En la todas las entidades has de representar todos los atributos, aunque para este ejercicio sólo con los identificadores sea suficiente.</text:span><text:line-break/><text:span text:style-name="T1">- En la mayoría de interrelaciones no identificas las cardinalidades, por ello, los tipos de interrelación pueden estar mál definidos.</text:span><text:line-break/><text:span text:style-name="T1">- No veo la entidad direccion, como mucho sería que una persona dirige una empresa, lo que sería una interrelación, pero no entidad.</text:span><text:line-break/><text:line-break/><text:line-break/><text:span text:style-name="T1">- Respecto al modelo lógico:</text:span><text:line-break/><text:span text:style-name="T1">- Hay que utilizar la notiación del modelo lógico relacional, no el diagrama. En el diagrama hay muchas líneas que se cruzan y no quedan claras las interrelaciones.</text:span><text:line-break/><text:span text:style-name="T1">- No haces referencia a la normalización del modelo lógico. Sólo has elaborado el diagrama relacional.</text:span><text:line-break/><text:line-break/><text:span text:style-name="T1">Echale un vistazo a mi solución y cualquier cuestión comentamos.</text:span><text:line-break/><text:line-break/><text:span text:style-name="T1">Saludos.</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Poppins" svg:font-family="Poppins,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3S</meta:editing-duration>
    <meta:editing-cycles>3</meta:editing-cycles>
    <meta:generator>OpenOffice/4.1.11$Win32 OpenOffice.org_project/4111m1$Build-9808</meta:generator>
    <dc:date>2022-06-15T18:23:39.86</dc:date>
    <meta:document-statistic meta:table-count="0" meta:image-count="0" meta:object-count="0" meta:page-count="1" meta:paragraph-count="1" meta:word-count="247" meta:character-count="1557"/>
    <meta:user-defined meta:name="Info 1"/>
    <meta:user-defined meta:name="Info 2"/>
    <meta:user-defined meta:name="Info 3"/>
    <meta:user-defined meta:name="Info 4"/>
  </office:meta>
</office:document-meta>
</file>